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5840000009F764EB4DDB0DD484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2" svg:font-family="CMBX12"/>
    <style:font-face style:name="CMBX121" svg:font-family="CMBX12" style:font-adornments="Heavy"/>
    <style:font-face style:name="Source Code Pro Black2" svg:font-family="'Source Code Pro Black'" style:font-family-generic="modern" style:font-pitch="fixed"/>
    <style:font-face style:name="Source Code Pro Black1" svg:font-family="'Source Code Pro Black'" style:font-adornments="黒" style:font-family-generic="modern" style:font-pitch="fixed"/>
    <style:font-face style:name="CMBX123" svg:font-family="CMBX12" style:font-pitch="variable"/>
    <style:font-face style:name="CMBX12" svg:font-family="CMBX12" style:font-adornments="Heavy" style:font-pitch="variable"/>
    <style:font-face style:name="FreeSans1" svg:font-family="FreeSans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Source Code Pro Black" svg:font-family="'Source Code Pro Black'" style:font-adornments="黒" style:font-family-generic="modern" style:font-pitch="variable"/>
    <style:font-face style:name="Source Sans Pro Black3" svg:font-family="'Source Sans Pro Black'" style:font-adornments="黒" style:font-family-generic="modern" style:font-pitch="variable"/>
    <style:font-face style:name="Cooper Std Black1" svg:font-family="'Cooper Std Black'" style:font-adornments="Black" style:font-family-generic="roman" style:font-pitch="variable"/>
    <style:font-face style:name="Cooper Std Black" svg:font-family="'Cooper Std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4" svg:font-family="'Source Sans Pro'" style:font-family-generic="swiss" style:font-pitch="variable"/>
    <style:font-face style:name="Source Sans Pro3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svg:stroke-color="#b3b3b3" draw:marker-start-width="0.35cm" draw:marker-end-width="0.35cm" draw:fill="solid" draw:fill-color="#ffffff" draw:textarea-horizontal-align="justify" draw:textarea-vertical-align="middle" draw:auto-grow-height="false" fo:min-height="1.451cm" fo:min-width="1.4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b3b3b3" draw:marker-start-width="0.35cm" draw:marker-end-width="0.35cm" draw:fill="solid" draw:fill-color="#ffffff" draw:textarea-horizontal-align="justify" draw:textarea-vertical-align="middle" draw:auto-grow-height="false" fo:min-height="1.15cm" fo:min-width="1.601cm" fo:padding-top="0.175cm" fo:padding-bottom="0.175cm" fo:padding-left="0.3cm" fo:padding-right="0.3cm"/>
    </style:style>
    <style:style style:name="gr4" style:family="graphic" style:parent-style-name="objectwithoutfill">
      <style:graphic-properties svg:stroke-color="#ffffff" draw:marker-end="Symmetric_20_Arrow" draw:marker-end-width="1cm" svg:stroke-linecap="round" draw:fill="none" draw:textarea-vertical-align="middle"/>
    </style:style>
    <style:style style:name="gr5" style:family="graphic" style:parent-style-name="standard">
      <style:graphic-properties svg:stroke-width="0.1cm" svg:stroke-color="#b3b3b3" draw:marker-start-width="0.35cm" draw:marker-end-width="0.35cm" draw:fill="solid" draw:fill-color="#ffffff" draw:textarea-horizontal-align="justify" draw:textarea-vertical-align="middle" draw:auto-grow-height="false" fo:min-height="0.762cm" fo:min-width="0.698cm" fo:padding-top="0.175cm" fo:padding-bottom="0.175cm" fo:padding-left="0.3cm" fo:padding-right="0.3cm" fo:wrap-option="no-wrap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75cm" fo:min-width="2.3cm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2.363cm"/>
    </style:style>
    <style:style style:name="pr2" style:family="presentation" style:parent-style-name="Midnightblue1-subtitle">
      <style:graphic-properties draw:fill-color="#ffffff" draw:textarea-vertical-align="bottom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text-properties fo:color="#333333" style:text-outline="false" style:font-name="Cooper Std Black1" fo:font-size="32pt" fo:language="en" fo:country="GB" style:font-name-asian="CMBX122" style:font-size-asian="32pt" style:font-name-complex="CMBX122" style:font-size-complex="32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fo:language="en" fo:country="GB"/>
    </style:style>
    <style:style style:name="P4" style:family="paragraph">
      <loext:graphic-properties draw:fill-color="#ffffff"/>
      <style:text-properties fo:language="en" fo:country="GB"/>
    </style:style>
    <style:style style:name="P5" style:family="paragraph">
      <style:text-properties fo:language="en" fo:country="GB"/>
    </style:style>
    <style:style style:name="P6" style:family="paragraph">
      <loext:graphic-properties draw:fill-color="#ffffff"/>
      <style:text-properties fo:font-size="20pt" fo:language="en" fo:country="GB"/>
    </style:style>
    <style:style style:name="P7" style:family="paragraph">
      <style:paragraph-properties fo:text-align="center"/>
      <style:text-properties fo:color="#2c3e50" fo:font-weight="bold" style:font-weight-asian="bold" style:font-weight-complex="bold"/>
    </style:style>
    <style:style style:name="P8" style:family="paragraph">
      <loext:graphic-properties draw:fill="solid" draw:fill-color="#ffffff"/>
      <style:paragraph-properties fo:text-align="center"/>
      <style:text-properties fo:color="#2c3e50"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fo:color="#bf0041"/>
    </style:style>
    <style:style style:name="P11" style:family="paragraph">
      <loext:graphic-properties draw:fill="solid" draw:fill-color="#ffffff"/>
      <style:paragraph-properties fo:text-align="center"/>
      <style:text-properties fo:color="#bf0041" fo:font-weight="bold" style:font-weight-asian="bold" style:font-weight-complex="bold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4" style:family="paragraph">
      <style:paragraph-properties fo:text-align="center"/>
      <style:text-properties fo:color="#2c3e50" style:text-outline="false"/>
    </style:style>
    <style:style style:name="P15" style:family="paragraph">
      <loext:graphic-properties draw:fill="solid" draw:fill-color="#ffffff"/>
      <style:paragraph-properties fo:text-align="center"/>
      <style:text-properties fo:color="#2c3e50" style:text-outline="false" fo:font-weight="bold" style:font-weight-asian="bold" style:font-weight-complex="bold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333333" style:text-outline="false" style:text-line-through-style="none" style:text-line-through-type="none" style:font-name="Source Code Pro Black2" fo:font-size="32pt" fo:language="en" fo:country="GB" fo:font-style="normal" fo:text-shadow="none" style:text-underline-style="none" fo:font-weight="900" style:letter-kerning="true" style:font-name-asian="CMBX122" style:font-size-asian="32pt" style:font-style-asian="normal" style:font-weight-asian="900" style:font-name-complex="CMBX12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font-name="Source Code Pro Black2" fo:font-size="32pt" fo:language="en" fo:country="GB" style:font-name-asian="CMBX122" style:font-size-asian="32pt" style:font-name-complex="CMBX122" style:font-size-complex="32pt"/>
    </style:style>
    <style:style style:name="T3" style:family="text">
      <style:text-properties fo:language="en" fo:country="GB"/>
    </style:style>
    <style:style style:name="T4" style:family="text">
      <style:text-properties style:font-name="Source Sans Pro4" fo:font-size="28pt" fo:language="en" fo:country="GB" fo:font-weight="normal" style:font-size-asian="26pt" style:font-weight-asian="normal" style:font-size-complex="28pt" style:font-weight-complex="normal"/>
    </style:style>
    <style:style style:name="T5" style:family="text"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2" fo:font-size="28pt" fo:language="en" fo:country="GB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8pt" style:font-size-asian="26pt" style:font-size-complex="28pt"/>
    </style:style>
    <style:style style:name="T8" style:family="text">
      <style:text-properties fo:color="#2c3e50" fo:font-weight="bold" style:font-weight-asian="bold" style:font-weight-complex="bold"/>
    </style:style>
    <style:style style:name="T9" style:family="text">
      <style:text-properties fo:color="#bf0041" fo:font-size="28pt" fo:font-weight="bold" style:font-size-asian="26pt" style:font-weight-asian="bold" style:font-size-complex="28pt" style:font-weight-complex="bold"/>
    </style:style>
    <style:style style:name="T10" style:family="text">
      <style:text-properties fo:font-size="26pt" style:font-size-asian="24pt" style:font-size-complex="26pt"/>
    </style:style>
    <style:style style:name="T11" style:family="text">
      <style:text-properties fo:font-variant="normal" fo:text-transform="none" fo:color="#2c3e50" style:text-outline="false" style:text-line-through-style="none" style:text-line-through-type="none" style:font-name="Source Sans Pro2" fo:font-size="26pt" fo:font-style="normal" fo:text-shadow="none" style:text-underline-style="none" fo:font-weight="normal" style:letter-kerning="true" style:font-name-asian="源ノ角ゴシック Normal2" style:font-size-asian="24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2pt" style:font-size-asian="20pt" style:font-size-complex="22pt"/>
    </style:style>
    <style:style style:name="T13" style:family="text">
      <style:text-properties fo:font-size="20pt" style:font-size-asian="18pt" style:font-size-complex="20pt"/>
    </style:style>
    <style:style style:name="T14" style:family="text">
      <style:text-properties fo:font-size="16pt" style:font-size-asian="15pt" style:font-size-complex="16pt"/>
    </style:style>
    <style:style style:name="T15" style:family="text">
      <style:text-properties fo:color="#2c3e50" style:text-outline="false" fo:font-size="26pt" fo:font-weight="bold" style:font-size-asian="24pt" style:font-weight-asian="bold" style:font-size-complex="26pt" style:font-weight-complex="bold"/>
    </style:style>
    <style:style style:name="T16" style:family="text">
      <style:text-properties fo:font-size="24pt" fo:language="en" fo:country="GB" style:font-size-asian="22pt" style:font-size-complex="24pt"/>
    </style:style>
    <style:style style:name="T17" style:family="text">
      <style:text-properties fo:font-size="22pt" fo:language="en" fo:country="GB" style:font-size-asian="20pt" style:font-size-complex="22pt"/>
    </style:style>
    <style:style style:name="T18" style:family="text">
      <style:text-properties fo:color="#990000" fo:font-size="22pt" fo:language="en" fo:country="GB" style:font-size-asian="20pt" style:font-size-complex="22pt"/>
    </style:style>
    <style:style style:name="T19" style:family="text">
      <style:text-properties style:text-position="-33% 58%" fo:font-size="22pt" fo:language="en" fo:country="GB" style:font-size-asian="20pt" style:font-size-complex="22pt"/>
    </style:style>
    <style:style style:name="T20" style:family="text">
      <style:text-properties style:text-position="0% 100%" fo:font-size="22pt" fo:language="en" fo:country="GB" style:font-size-asian="20pt" style:font-size-complex="22pt"/>
    </style:style>
    <style:style style:name="T21" style:family="text">
      <style:text-properties fo:font-size="24pt" fo:language="en" fo:country="GB" fo:font-style="italic" fo:font-weight="normal" style:font-size-asian="22pt" style:font-style-asian="italic" style:font-weight-asian="normal" style:font-size-complex="24pt" style:font-style-complex="italic" style:font-weight-complex="normal"/>
    </style:style>
    <style:style style:name="T22" style:family="text">
      <style:text-properties fo:font-size="22pt" fo:language="en" fo:country="GB" fo:font-style="italic" style:font-size-asian="20pt" style:font-size-complex="22pt"/>
    </style:style>
    <style:style style:name="T23" style:family="text">
      <style:text-properties fo:font-size="21.2000007629395pt" fo:language="en" fo:country="GB" style:font-size-asian="21.2000007629395pt" style:font-size-complex="21.2000007629395pt"/>
    </style:style>
    <style:style style:name="T24" style:family="text">
      <style:text-properties fo:font-size="24pt" fo:font-weight="bold" style:font-size-asian="22pt" style:font-weight-asian="bold" style:font-size-complex="24pt" style:font-weight-complex="bold"/>
    </style:style>
    <style:style style:name="T25" style:family="text">
      <style:text-properties fo:font-size="24pt" style:font-size-asian="22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2.363cm" svg:x="1cm" svg:y="0.8cm" presentation:class="title" presentation:user-transformed="true">
          <draw:text-box>
            <text:p><text:span text:style-name="T1">Oracles</text:span><text:span text:style-name="T2"><text:line-break/></text:span><text:span text:style-name="T2">between blockchains</text:span><text:span text:style-name="T2"><text:line-break/></text:span><text:span text:style-name="T2">and the</text:span><text:span text:style-name="T2"><text:line-break/></text:span><text:span text:style-name="T2">outside world</text:span></text:p>
          </draw:text-box>
        </draw:frame>
        <draw:frame presentation:style-name="pr2" draw:text-style-name="P3" draw:layer="layout" svg:width="26cm" svg:height="5.5cm" svg:x="1cm" svg:y="14.5cm" presentation:class="subtitle" presentation:user-transformed="true">
          <draw:text-box>
            <text:p text:style-name="P2"><text:span text:style-name="T3">Matthieu BETTING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Summary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Motivation</text:p>
              </text:list-item>
              <text:list-item>
                <text:p>Oracles: Theory and practice</text:p>
              </text:list-item>
              <text:list-item>
                <text:p>Standardization &amp; Interoperability</text:p>
              </text:list-item>
              <text:list-item>
                <text:p>Data provisioning trade-off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Motivation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Blockchains are closed systems</text:span></text:p>
                <text:list>
                  <text:list-header>
                    <text:p><text:span text:style-name="T3">→ </text:span><text:span text:style-name="T3">they cannot read/write data of off-chain systems</text:span></text:p>
                    <text:p><text:span text:style-name="T3">→ </text:span><text:span text:style-name="T3">off-chain entities provide data</text:span></text:p>
                  </text:list-header>
                </text:list>
                <text:p><text:span text:style-name="T4">→ </text:span><text:span text:style-name="T4">Need for data provisioning systems</text:span></text:p>
                <text:p><text:span text:style-name="T4"/></text:p>
              </text:list-item>
              <text:list-item>
                <text:p><text:span text:style-name="T3">Use cases for smart contracts in IoT (Industry 4.0, Smart Cities,...), Education, Health and more</text:span></text:p>
                <text:list>
                  <text:list-item>
                    <text:p><text:span text:style-name="T3">Rely on off-chain data or events</text:span></text:p>
                    <text:p><text:span text:style-name="T3">→ </text:span><text:span text:style-name="T3">Need for </text:span><text:span text:style-name="T5">trustworthy</text:span><text:span text:style-name="T3"> data provisioning syst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Oracles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Link blockchains to off-chain data and events (even to other blockchains) and vice-versa</text:span></text:p>
                <text:p><text:span text:style-name="T3"/></text:p>
              </text:list-item>
              <text:list-item>
                <text:p><text:span text:style-name="T3">Two components:</text:span></text:p>
                <text:list>
                  <text:list-item>
                    <text:p><text:span text:style-name="T3">Off-chain: data collection, processing, transmission wrt. requests</text:span></text:p>
                  </text:list-item>
                  <text:list-item>
                    <text:p><text:span text:style-name="T3">On-chain: interfaces requesting/accepting data + storage</text:span></text:p>
                    <text:p><text:span text:style-name="T3"/></text:p>
                  </text:list-item>
                </text:list>
              </text:list-item>
              <text:list-item>
                <text:p><text:span text:style-name="T3">The proportion of on/off-chain computation depends on the architectu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Types of oracles (Mühlberger et al. 2020)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Is it the data recipient who requests the data transfer ?</text:span></text:p>
                <text:list>
                  <text:list-item>
                    <text:p><text:span text:style-name="T3">Yes → Pull-based</text:span></text:p>
                  </text:list-item>
                  <text:list-item>
                    <text:p><text:span text:style-name="T3">No → Push-based (another entity is responsible)</text:span></text:p>
                  </text:list-item>
                </text:list>
                <text:p><text:span text:style-name="T3"/></text:p>
              </text:list-item>
              <text:list-item>
                <text:p><text:span text:style-name="T3">What is the data transfer path ?</text:span></text:p>
                <text:list>
                  <text:list-item>
                    <text:p><text:span text:style-name="T6">Blockchain to outside world → </text:span><text:span text:style-name="T3">Outbound</text:span></text:p>
                  </text:list-item>
                  <text:list-item>
                    <text:p><text:span text:style-name="T6">Outside world to blockchain → In</text:span><text:span text:style-name="T3">bou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ush-inbound oracl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Goal : Feed relevant off-chain data to the smart contract</text:span></text:p>
              </text:list-item>
              <text:list-item>
                <text:p><text:span text:style-name="T7">Behaviour :</text:span></text:p>
                <text:list>
                  <text:list-item>
                    <text:p><text:span text:style-name="T7">Off-chain states/events are monitored</text:span></text:p>
                  </text:list-item>
                  <text:list-item>
                    <text:p><text:span text:style-name="T7">EOAs (Externally Owned Accounts) send transactions</text:span></text:p>
                  </text:list-item>
                  <text:list-item>
                    <text:p><text:span text:style-name="T7">Passive recipient smart contract</text:span></text:p>
                  </text:list-item>
                </text:list>
              </text:list-item>
              <text:list-item>
                <text:p><text:span text:style-name="T7">Example:</text:span></text:p>
              </text:list-item>
            </text:list>
          </draw:text-box>
        </draw:frame>
        <draw:g>
          <draw:custom-shape draw:style-name="gr2" draw:text-style-name="P8" draw:layer="layout" svg:width="2.6cm" svg:height="2.4cm" svg:x="16.2cm" svg:y="1.4cm">
            <text:p text:style-name="P7"><text:span text:style-name="T8">Block</text:span></text:p>
            <text:p text:style-name="P7"><text:span text:style-name="T8">chain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8" draw:layer="layout" svg:width="2.2cm" svg:height="2.4cm" svg:x="22.2cm" svg:y="1.3cm">
            <text:p text:style-name="P7"><text:span text:style-name="T8">Off-</text:span></text:p>
            <text:p text:style-name="P7"><text:span text:style-name="T8">chain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4" draw:text-style-name="P9" draw:layer="layout" svg:x1="22.2cm" svg:y1="2.6cm" svg:x2="18.4cm" svg:y2="2.6cm">
            <text:p/>
          </draw:line>
          <draw:custom-shape draw:style-name="gr5" draw:text-style-name="P11" draw:layer="layout" svg:width="1.4cm" svg:height="1.2cm" svg:x="20.4cm" svg:y="0.6cm">
            <text:p text:style-name="P10"><text:span text:style-name="T9">!</text:span></text:p>
            <draw:enhanced-geometry svg:viewBox="0 0 21600 21600" draw:text-areas="800 800 20800 20800" draw:mirror-vertical="false" draw:mirror-horizontal="false" draw:type="round-rectangular-callout" draw:modifiers="23897.2162740899 30322.7310574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ull-outbound orac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7">Goal : Retrieve relevant data from the smart contract</text:span></text:p>
              </text:list-item>
              <text:list-item>
                <text:p><text:span text:style-name="T7">Behaviour :</text:span></text:p>
                <text:list>
                  <text:list-item>
                    <text:p><text:span text:style-name="T10">Queries: off-chain systems read the state of the contract</text:span></text:p>
                  </text:list-item>
                  <text:list-item>
                    <text:p><text:span text:style-name="T10">Passive data source smart contract</text:span></text:p>
                  </text:list-item>
                </text:list>
                <text:p/>
              </text:list-item>
              <text:list-item>
                <text:p><text:span text:style-name="T7">Example:</text:span></text:p>
              </text:list-item>
            </text:list>
          </draw:text-box>
        </draw:frame>
        <draw:g>
          <draw:custom-shape draw:style-name="gr2" draw:text-style-name="P8" draw:layer="layout" svg:width="2.6cm" svg:height="2.4cm" svg:x="16.201cm" svg:y="1.401cm">
            <text:p text:style-name="P7"><text:span text:style-name="T8">Block</text:span></text:p>
            <text:p text:style-name="P7"><text:span text:style-name="T8">chain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8" draw:layer="layout" svg:width="2.2cm" svg:height="2.4cm" svg:x="22.201cm" svg:y="1.301cm">
            <text:p text:style-name="P7"><text:span text:style-name="T8">Off-</text:span></text:p>
            <text:p text:style-name="P7"><text:span text:style-name="T8">chain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4" draw:text-style-name="P9" draw:layer="layout" svg:x1="18.401cm" svg:y1="2.601cm" svg:x2="22.201cm" svg:y2="2.601cm">
            <text:p/>
          </draw:line>
          <draw:custom-shape draw:style-name="gr5" draw:text-style-name="P11" draw:layer="layout" svg:width="1.4cm" svg:height="1.2cm" svg:x="20.401cm" svg:y="0.601cm">
            <text:p text:style-name="P10"><text:span text:style-name="T9">!</text:span></text:p>
            <draw:enhanced-geometry svg:viewBox="0 0 21600 21600" draw:text-areas="800 800 20800 20800" draw:mirror-vertical="false" draw:mirror-horizontal="false" draw:type="round-rectangular-callout" draw:modifiers="23897.2162740899 30322.7310574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ush-outbound orac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text:style-name="P13"><text:span text:style-name="T7">Goal : Signal relevant chain data to offchain systems</text:span></text:p>
              </text:list-item>
              <text:list-item>
                <text:p text:style-name="P13"><text:span text:style-name="T7">Behaviour : </text:span></text:p>
                <text:list>
                  <text:list-item>
                    <text:p><text:span text:style-name="T10">Events (+ requests stored in the smart contract’s state)</text:span></text:p>
                  </text:list-item>
                  <text:list-item>
                    <text:p><text:span text:style-name="T10">Active smart contract (still needs an EOA to initiate the request’s creation)</text:span></text:p>
                  </text:list-item>
                </text:list>
              </text:list-item>
              <text:list-item>
                <text:p><text:span text:style-name="T7">Example:</text:span></text:p>
              </text:list-item>
            </text:list>
          </draw:text-box>
        </draw:frame>
        <draw:g>
          <draw:custom-shape draw:style-name="gr2" draw:text-style-name="P8" draw:layer="layout" svg:width="2.6cm" svg:height="2.4cm" svg:x="16.202cm" svg:y="1.401cm">
            <text:p text:style-name="P7"><text:span text:style-name="T8">Block</text:span></text:p>
            <text:p text:style-name="P7"><text:span text:style-name="T8">chain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8" draw:layer="layout" svg:width="2.2cm" svg:height="2.4cm" svg:x="22.202cm" svg:y="1.301cm">
            <text:p text:style-name="P7"><text:span text:style-name="T8">Off-</text:span></text:p>
            <text:p text:style-name="P7"><text:span text:style-name="T8">chain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4" draw:text-style-name="P9" draw:layer="layout" svg:x1="18.402cm" svg:y1="2.601cm" svg:x2="22.202cm" svg:y2="2.601cm">
            <text:p/>
          </draw:line>
          <draw:custom-shape draw:style-name="gr5" draw:text-style-name="P11" draw:layer="layout" svg:width="1.4cm" svg:height="1.2cm" svg:x="19.201cm" svg:y="0.601cm">
            <text:p text:style-name="P10"><text:span text:style-name="T9">!</text:span></text:p>
            <draw:enhanced-geometry svg:viewBox="0 0 21600 21600" draw:text-areas="800 800 20800 20800" draw:mirror-vertical="false" draw:mirror-horizontal="false" draw:type="round-rectangular-callout" draw:modifiers="-5334.47537473233 22463.28059950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ull-inbound oracl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Goal : Receive relevant off-chain data</text:span></text:p>
              </text:list-item>
              <text:list-item>
                <text:p><text:span text:style-name="T7">Behaviour : </text:span></text:p>
                <text:list>
                  <text:list-item>
                    <text:p><text:span text:style-name="T11">Events </text:span><text:span text:style-name="T10">(+ requests stored in the smart contract’s state)</text:span></text:p>
                  </text:list-item>
                  <text:list-item>
                    <text:p><text:span text:style-name="T10">Active smart contract (still needs an EOA to initiate the request’s creation)</text:span></text:p>
                  </text:list-item>
                </text:list>
              </text:list-item>
              <text:list-item>
                <text:p><text:span text:style-name="T7">Example:</text:span></text:p>
              </text:list-item>
            </text:list>
          </draw:text-box>
        </draw:frame>
        <draw:g>
          <draw:custom-shape draw:style-name="gr2" draw:text-style-name="P8" draw:layer="layout" svg:width="2.6cm" svg:height="2.4cm" svg:x="16.201cm" svg:y="1.401cm">
            <text:p text:style-name="P7"><text:span text:style-name="T8">Block</text:span></text:p>
            <text:p text:style-name="P7"><text:span text:style-name="T8">chain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8" draw:layer="layout" svg:width="2.2cm" svg:height="2.4cm" svg:x="22.201cm" svg:y="1.301cm">
            <text:p text:style-name="P7"><text:span text:style-name="T8">Off-</text:span></text:p>
            <text:p text:style-name="P7"><text:span text:style-name="T8">chain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4" draw:text-style-name="P9" draw:layer="layout" svg:x1="22.201cm" svg:y1="2.601cm" svg:x2="18.401cm" svg:y2="2.601cm">
            <text:p/>
          </draw:line>
          <draw:custom-shape draw:style-name="gr5" draw:text-style-name="P11" draw:layer="layout" svg:width="1.4cm" svg:height="1.2cm" svg:x="19.2cm" svg:y="0.601cm">
            <text:p text:style-name="P10"><text:span text:style-name="T9">!</text:span></text:p>
            <draw:enhanced-geometry svg:viewBox="0 0 21600 21600" draw:text-areas="800 800 20800 20800" draw:mirror-vertical="false" draw:mirror-horizontal="false" draw:type="round-rectangular-callout" draw:modifiers="-5334.47537473233 22463.28059950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al-world oracle systems</text:p>
          </draw:text-box>
        </draw:frame>
        <draw:frame presentation:style-name="pr5" draw:layer="layout" svg:width="24.4cm" svg:height="14cm" svg:x="1cm" svg:y="5.5cm" presentation:class="outline" presentation:user-transformed="true">
          <draw:text-box>
            <text:list text:style-name="L2">
              <text:list-item>
                <text:p><text:span text:style-name="T12">ChainLink V1: On-chain data aggregation</text:span></text:p>
                <text:p><text:span text:style-name="T13">→ </text:span><text:span text:style-name="T13">Provides predetermined feeds of temporal data </text:span><text:span text:style-name="T14">(e.g. ETH-USD exchange rate)</text:span></text:p>
                <text:list>
                  <text:list-item>
                    <text:p><text:span text:style-name="T13">Off-chain nodes periodically fetch new values from an off-chain source</text:span></text:p>
                  </text:list-item>
                  <text:list-item>
                    <text:p><text:span text:style-name="T13">Each node pushes its findings on-chain</text:span></text:p>
                  </text:list-item>
                  <text:list-item>
                    <text:p><text:span text:style-name="T13">Values are aggregated on a given metric (avg, med, …)</text:span></text:p>
                  </text:list-item>
                  <text:list-item>
                    <text:p><text:span text:style-name="T13">Outlier values’ nodes are punished</text:span></text:p>
                    <text:p><text:span text:style-name="T10"/></text:p>
                  </text:list-item>
                </text:list>
              </text:list-item>
              <text:list-item>
                <text:p><text:span text:style-name="T13">Pull-inbound oracle (for periodic updates)</text:span></text:p>
              </text:list-item>
              <text:list-item>
                <text:p><text:span text:style-name="T13">Push-inbound oracle (for value-adaptative updates, e.g. based on relative change)</text:span></text:p>
              </text:list-item>
            </text:list>
          </draw:text-box>
        </draw:frame>
        <draw:line draw:style-name="gr6" draw:text-style-name="P9" draw:layer="layout" svg:x1="26.4cm" svg:y1="8cm" svg:x2="26.4cm" svg:y2="11.374cm">
          <text:p/>
        </draw:line>
        <draw:line draw:style-name="gr6" draw:text-style-name="P9" draw:layer="layout" svg:x1="25.8cm" svg:y1="9.574cm" svg:x2="27cm" svg:y2="9.574cm">
          <text:p/>
        </draw:line>
        <draw:line draw:style-name="gr6" draw:text-style-name="P9" draw:layer="layout" svg:x1="26.4cm" svg:y1="11.374cm" svg:x2="26.4cm" svg:y2="13.774cm">
          <text:p/>
        </draw:line>
        <draw:custom-shape draw:style-name="gr7" draw:text-style-name="P15" draw:layer="layout" svg:width="2.8cm" svg:height="1cm" svg:x="24.975cm" svg:y="8.351cm">
          <text:p text:style-name="P14"><text:span text:style-name="T15">OFF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2.8cm" svg:height="1cm" svg:x="24.975cm" svg:y="10.851cm">
          <text:p text:style-name="P14"><text:span text:style-name="T15">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Event-based programming</text:span>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16">In Solidity:</text:span></text:p>
                <text:list>
                  <text:list-header>
                    <text:p><text:span text:style-name="T17">event </text:span><text:span text:style-name="T18">NamedEvent</text:span><text:span text:style-name="T17">(Type</text:span><text:span text:style-name="T19">1</text:span><text:span text:style-name="T17">,T</text:span><text:span text:style-name="T19">2</text:span><text:span text:style-name="T17">,T</text:span><text:span text:style-name="T19">3</text:span><text:span text:style-name="T20">,...</text:span><text:span text:style-name="T17">);</text:span><text:span text:style-name="T17"><text:tab/></text:span><text:span text:style-name="T17"><text:tab/></text:span><text:span text:style-name="T17">→ declaration in class’ body</text:span></text:p>
                    <text:p><text:span text:style-name="T17">emit </text:span><text:span text:style-name="T18">NamedEvent</text:span><text:span text:style-name="T17">(param</text:span><text:span text:style-name="T19">1</text:span><text:span text:style-name="T17">,p</text:span><text:span text:style-name="T19">2</text:span><text:span text:style-name="T17">,p</text:span><text:span text:style-name="T19">3</text:span><text:span text:style-name="T20">,...</text:span><text:span text:style-name="T17">);</text:span><text:span text:style-name="T17"><text:tab/></text:span><text:span text:style-name="T17"><text:tab/></text:span><text:span text:style-name="T17">→ call in a function’s body</text:span></text:p>
                  </text:list-header>
                </text:list>
              </text:list-item>
              <text:list-item>
                <text:p><text:span text:style-name="T16">Event parameters (up to three) can be </text:span><text:span text:style-name="T21">indexed</text:span><text:span text:style-name="T16"> for easier filtering</text:span></text:p>
                <text:p><text:span text:style-name="T16"/></text:p>
              </text:list-item>
              <text:list-item>
                <text:p><text:span text:style-name="T16">In Java/web3j:</text:span></text:p>
                <text:list>
                  <text:list-header>
                    <text:p><text:span text:style-name="T17">contractInstance.</text:span><text:span text:style-name="T18">NamedEvent</text:span><text:span text:style-name="T17">Flowable(...).subscribe(event → { /</text:span><text:span text:style-name="T22">*event handling*</text:span><text:span text:style-name="T17">/ })</text:span></text:p>
                  </text:list-header>
                </text:list>
              </text:list-item>
              <text:list-item>
                <text:p><text:span text:style-name="T23">In JS/web3js:</text:span></text:p>
                <text:list>
                  <text:list-header>
                    <text:p><text:span text:style-name="T17">var namedEvent = constractInstance.</text:span><text:span text:style-name="T18">NamedEvent</text:span><text:span text:style-name="T17">();</text:span></text:p>
                    <text:p><text:span text:style-name="T17">namedEvent.watch(function(error, result){ /*event handling*/ });</text:span></text:p>
                  </text:list-header>
                </text:list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Standardization</text:span>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3">EIPs: Ethereum Improvement Proposals</text:span></text:p>
                <text:list>
                  <text:list-item>
                    <text:p><text:span text:style-name="T3">EIP-1154: push-inbound &amp; pull-outbound oracles</text:span></text:p>
                    <text:list>
                      <text:list-item>
                        <text:p><text:span text:style-name="T3">Abandoned by the community (but still used by iExec)</text:span></text:p>
                        <text:p><text:span text:style-name="T3"/></text:p>
                      </text:list-item>
                    </text:list>
                  </text:list-item>
                  <text:list-item>
                    <text:p><text:span text:style-name="T3">EIP-2362: interface for pull-based price-feed oracles</text:span></text:p>
                    <text:list>
                      <text:list-item>
                        <text:p><text:span text:style-name="T3">By the Alliance of Decentralized Oracles</text:span></text:p>
                        <text:p><text:span text:style-name="T3"/></text:p>
                      </text:list-item>
                      <text:list-item>
                        <text:p><text:span text:style-name="T3">In reaction to the unpopularity of EIP-1154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9" draw:layer="layout" svg:width="14.2cm" svg:height="1.598cm" svg:x="4.4cm" svg:y="14.561cm">
          <draw:image xlink:href="Pictures/10000000000005840000009F764EB4DDB0DD48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Interoperability</text:span>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3">Increasing difficulty</text:span></text:p>
                <text:list>
                  <text:list-item>
                    <text:p><text:span text:style-name="T3">Standard &lt; Manual interop. &lt; Automated interop.</text:span></text:p>
                    <text:p><text:span text:style-name="T3"/></text:p>
                  </text:list-item>
                </text:list>
              </text:list-item>
              <text:list-item>
                <text:p><text:span text:style-name="T3">Interoperating entities:</text:span></text:p>
                <text:list>
                  <text:list-item>
                    <text:p><text:span text:style-name="T3">smart contracts (SCs) in the same blockchain</text:span></text:p>
                  </text:list-item>
                  <text:list-item>
                    <text:p><text:span text:style-name="T3">SCs and oracle systems</text:span></text:p>
                  </text:list-item>
                  <text:list-item>
                    <text:p><text:span text:style-name="T3">SCs across distinct blockchains (through oracl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><text:span text:style-name="T3">Data provisioning trade-offs</text:span></text:p>
          </draw:text-box>
        </draw:frame>
        <draw:frame presentation:style-name="pr5" draw:text-style-name="P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Centralization VS Decentralization</text:span></text:p>
          </draw:text-box>
        </draw:frame>
        <draw:frame presentation:style-name="pr5" draw:text-style-name="P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><text:span text:style-name="T3">On-chain VS Off-chain computations</text:span>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3">Consequence of previous point: blockchains are more or less decentralized depending on the technolog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><text:span text:style-name="T3">On-chain VS Off-chain computations</text:span>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3">ChainLink V2: Off-Chain Reporting</text:span></text:p>
                <text:list>
                  <text:list-item>
                    <text:p><text:span text:style-name="T3">Rounds of an off-chain BFT algorithm</text:span></text:p>
                  </text:list-item>
                  <text:list-item>
                    <text:p><text:span text:style-name="T3">A selected leader generates the new value to report</text:span></text:p>
                  </text:list-item>
                  <text:list-item>
                    <text:p><text:span text:style-name="T3">Other nodes agree by signing the report</text:span></text:p>
                  </text:list-item>
                  <text:list-item>
                    <text:p><text:span text:style-name="T3">The agreed-upon report is pushed on-chain</text:span></text:p>
                  </text:list-item>
                </text:list>
              </text:list-item>
            </text:list>
          </draw:text-box>
        </draw:frame>
        <draw:line draw:style-name="gr6" draw:text-style-name="P9" draw:layer="layout" svg:x1="26.2cm" svg:y1="7.6cm" svg:x2="26.2cm" svg:y2="11.8cm">
          <text:p/>
        </draw:line>
        <draw:line draw:style-name="gr6" draw:text-style-name="P9" draw:layer="layout" svg:x1="25.6cm" svg:y1="11.8cm" svg:x2="26.8cm" svg:y2="11.8cm">
          <text:p/>
        </draw:line>
        <draw:line draw:style-name="gr6" draw:text-style-name="P9" draw:layer="layout" svg:x1="25.6cm" svg:y1="7.6cm" svg:x2="26.8cm" svg:y2="7.6cm">
          <text:p/>
        </draw:line>
        <draw:line draw:style-name="gr6" draw:text-style-name="P9" draw:layer="layout" svg:x1="26.2cm" svg:y1="11.8cm" svg:x2="26.2cm" svg:y2="14.2cm">
          <text:p/>
        </draw:line>
        <draw:custom-shape draw:style-name="gr7" draw:text-style-name="P15" draw:layer="layout" svg:width="2.8cm" svg:height="1cm" svg:x="24.7cm" svg:y="12.5cm">
          <text:p text:style-name="P14"><text:span text:style-name="T15">O</text:span><text:span text:style-name="T15">N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2.8cm" svg:height="1cm" svg:x="24.775cm" svg:y="9.277cm">
          <text:p text:style-name="P14"><text:span text:style-name="T15">OFF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ther data acceptance mechanism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strea: Voting</text:p>
                <text:list>
                  <text:list-item>
                    <text:p><text:span text:style-name="T10">A proposition is submitted</text:span></text:p>
                  </text:list-item>
                  <text:list-item>
                    <text:p><text:span text:style-name="T10">Participants vote whether the proposition is true or false</text:span></text:p>
                  </text:list-item>
                  <text:list-item>
                    <text:p><text:span text:style-name="T10">After a timeout or sufficient votes, voting is closed</text:span></text:p>
                  </text:list-item>
                  <text:list-item>
                    <text:p><text:span text:style-name="T10">The minority loses its staked assets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ther data acceptance mechanism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3"><text:span text:style-name="T10">DOS (Decentralized Oracle System): Random selection</text:span></text:p>
                <text:list>
                  <text:list-item>
                    <text:p><text:span text:style-name="T24">N</text:span><text:span text:style-name="T25"> participants are randomly dispatched in small groups of size </text:span><text:span text:style-name="T24">n</text:span></text:p>
                  </text:list-item>
                  <text:list-item>
                    <text:p><text:span text:style-name="T25">All nodes in a group compute the result of the same task</text:span></text:p>
                  </text:list-item>
                  <text:list-item>
                    <text:p><text:span text:style-name="T24">t</text:span><text:span text:style-name="T25"> or more out of </text:span><text:span text:style-name="T24">n</text:span><text:span text:style-name="T25"> must sign the same result to attest it</text:span></text:p>
                  </text:list-item>
                  <text:list-item>
                    <text:p><text:span text:style-name="T25">This signed result is pushed on-chain</text:span></text:p>
                  </text:list-item>
                  <text:list-item>
                    <text:p><text:span text:style-name="T25">Only signers are rewarded</text:span></text:p>
                  </text:list-item>
                </text:list>
                <text:p/>
                <text:p/>
                <text:p/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5" draw:master-page-name="Midnightblue2" presentation:presentation-page-layout-name="AL2T1">
        <office:forms form:automatic-focus="false" form:apply-design-mode="false"/>
        <draw:frame presentation:style-name="pr7" draw:text-style-name="P5" draw:layer="layout" svg:width="13cm" svg:height="6cm" svg:x="7.5cm" svg:y="7.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BX122" svg:font-family="CMBX12"/>
    <style:font-face style:name="CMBX121" svg:font-family="CMBX12" style:font-adornments="Heavy"/>
    <style:font-face style:name="Source Code Pro Black2" svg:font-family="'Source Code Pro Black'" style:font-family-generic="modern" style:font-pitch="fixed"/>
    <style:font-face style:name="Source Code Pro Black1" svg:font-family="'Source Code Pro Black'" style:font-adornments="黒" style:font-family-generic="modern" style:font-pitch="fixed"/>
    <style:font-face style:name="CMBX123" svg:font-family="CMBX12" style:font-pitch="variable"/>
    <style:font-face style:name="CMBX12" svg:font-family="CMBX12" style:font-adornments="Heavy" style:font-pitch="variable"/>
    <style:font-face style:name="FreeSans1" svg:font-family="FreeSans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Source Code Pro Black" svg:font-family="'Source Code Pro Black'" style:font-adornments="黒" style:font-family-generic="modern" style:font-pitch="variable"/>
    <style:font-face style:name="Source Sans Pro Black3" svg:font-family="'Source Sans Pro Black'" style:font-adornments="黒" style:font-family-generic="modern" style:font-pitch="variable"/>
    <style:font-face style:name="Cooper Std Black1" svg:font-family="'Cooper Std Black'" style:font-adornments="Black" style:font-family-generic="roman" style:font-pitch="variable"/>
    <style:font-face style:name="Cooper Std Black" svg:font-family="'Cooper Std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4" svg:font-family="'Source Sans Pro'" style:font-family-generic="swiss" style:font-pitch="variable"/>
    <style:font-face style:name="Source Sans Pro3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-background" style:display-name="Midnightblue1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-backgroundobjects" style:display-name="Midnightblue1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_5f_-notes" style:display-name="Midnightblu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-outline1" style:display-name="Midnightblue1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_5f_-outline1" style:display-name="Midnightblue1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outline2" style:display-name="Midnightblue1_-outline2" style:family="presentation" style:parent-style-name="Midnightblue1_5f_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-outline3" style:display-name="Midnightblue1_-outline3" style:family="presentation" style:parent-style-name="Midnightblue1_5f_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-outline4" style:display-name="Midnightblue1_-outline4" style:family="presentation" style:parent-style-name="Midnightblue1_5f_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_5f_-outline5" style:display-name="Midnightblue1_-outline5" style:family="presentation" style:parent-style-name="Midnightblue1_5f_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6" style:display-name="Midnightblue1_-outline6" style:family="presentation" style:parent-style-name="Midnightblue1_5f_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7" style:display-name="Midnightblue1_-outline7" style:family="presentation" style:parent-style-name="Midnightblue1_5f_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8" style:display-name="Midnightblue1_-outline8" style:family="presentation" style:parent-style-name="Midnightblue1_5f_-outline7">
      <style:paragraph-properties fo:margin-left="0cm" fo:margin-right="0cm" fo:margin-top="0cm" fo:margin-bottom="0.1cm" fo:text-indent="0cm"/>
      <style:text-properties fo:font-size="20pt"/>
    </style:style>
    <style:style style:name="Midnightblue1_5f_-outline9" style:display-name="Midnightblue1_-outline9" style:family="presentation" style:parent-style-name="Midnightblue1_5f_-outline8">
      <style:paragraph-properties fo:margin-left="0cm" fo:margin-right="0cm" fo:margin-top="0cm" fo:margin-bottom="0.1cm" fo:text-indent="0cm"/>
      <style:text-properties fo:font-size="20pt"/>
    </style:style>
    <style:style style:name="Midnightblue1_5f_-subtitle" style:display-name="Midnightblue1_-subtitle" style:family="presentation">
      <style:graphic-properties draw:stroke="none" draw:fill="none" draw:textarea-vertical-align="middle">
        <text:list-style style:name="Midnightblue1_5f_-subtitle" style:display-name="Midnightblu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title" style:display-name="Midnightblue1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-title" style:display-name="Midnightblu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fill="solid" draw:textarea-vertical-align="middle" draw:auto-grow-height="false" fo:min-height="10.108cm" fo:min-width="22.908cm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2-backgroundobjects">
      <style:graphic-properties draw:stroke="none" draw:fill="none" draw:auto-grow-height="false" fo:min-height="1.449cm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Midnightblue1_5f_-backgroundobjects">
      <style:graphic-properties draw:stroke="none" draw:fill="none" draw:auto-grow-height="false" fo:min-height="1.449cm"/>
    </style:style>
    <style:style style:name="Mpr18" style:family="presentation" style:parent-style-name="Midnightblue1_5f_-backgroundobjects">
      <style:graphic-properties draw:stroke="none" draw:fill="none" draw:textarea-vertical-align="middle" draw:auto-grow-height="false" fo:min-height="1.449cm"/>
    </style:style>
    <style:style style:name="Mpr19" style:family="presentation" style:parent-style-name="Midnightblue1_5f_-backgroundobjects">
      <style:graphic-properties draw:stroke="none" draw:fill="none" draw:fill-color="#ffffff" draw:auto-grow-height="false" fo:min-height="1.485cm"/>
    </style:style>
    <style:style style:name="Mpr20" style:family="presentation" style:parent-style-name="Midnightblue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loext:graphic-properties draw:fill="solid"/>
      <style:paragraph-properties fo:text-align="center"/>
    </style:style>
    <style:style style:name="MP16" style:family="paragraph">
      <style:text-properties fo:color="#000000" fo:font-size="14pt"/>
    </style:style>
    <style:style style:name="MP17" style:family="paragraph">
      <loext:graphic-properties draw:fill="none" draw:fill-color="#ffffff"/>
      <style:text-properties fo:color="#000000" fo:font-size="14pt"/>
    </style:style>
    <style:style style:name="MP18" style:family="paragraph">
      <style:paragraph-properties fo:text-align="end"/>
      <style:text-properties fo:color="#000000" fo:font-size="14pt"/>
    </style:style>
    <style:style style:name="MP19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0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draw:custom-shape presentation:style-name="Mpr10" draw:text-style-name="MP15" draw:layer="backgroundobjects" svg:width="24cm" svg:height="11.2cm" svg:x="2cm" svg:y="1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0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4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5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6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6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1_5f_" style:display-name="Midnightblue1_" style:page-layout-name="PM1" draw:style-name="Mdp2">
      <draw:custom-shape draw:style-name="Mgr5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-title" draw:layer="backgroundobjects" svg:width="26cm" svg:height="2.663cm" svg:x="1cm" svg:y="10.5cm" presentation:class="title" presentation:placeholder="true">
        <draw:text-box/>
      </draw:frame>
      <draw:frame presentation:style-name="Midnightblue1_5f_-outline1" draw:layer="backgroundobjects" svg:width="26cm" svg:height="5.5cm" svg:x="1cm" svg:y="14.5cm" presentation:class="outline" presentation:placeholder="true">
        <draw:text-box/>
      </draw:frame>
      <draw:frame presentation:style-name="Mpr17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7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8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_5f_-title" draw:layer="backgroundobjects" svg:width="14.848cm" svg:height="11.136cm" svg:x="3.075cm" svg:y="2.257cm" presentation:class="page"/>
        <draw:frame presentation:style-name="Midnightblue1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9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20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20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11T10:01:05.090000000</meta:creation-date>
    <meta:editing-duration>PT10H28M39S</meta:editing-duration>
    <meta:editing-cycles>212</meta:editing-cycles>
    <meta:generator>LibreOffice/6.2.4.2$Windows_X86_64 LibreOffice_project/2412653d852ce75f65fbfa83fb7e7b669a126d64</meta:generator>
    <dc:title>Midnightblue</dc:title>
    <dc:date>2021-12-06T20:59:18.363000000</dc:date>
    <meta:document-statistic meta:object-count="172"/>
  </office:meta>
</office:document-meta>
</file>